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3&quot;;&quot;4&quot;;&quot;5&quot;;&quot;6&quot;;&quot;7&quot;)" table:allow-empty-cell="true" table:display-list="unsorted" table:base-cell-address="Feuille1.C6">
          <table:error-message table:message-type="stop" table:display="true"/>
        </table:content-validation>
        <table:content-validation table:name="val2" table:condition="of:cell-content-is-in-list(&quot;31&quot;;&quot;63&quot;;&quot;127&quot;;&quot;255&quot;;&quot;511&quot;)" table:allow-empty-cell="true" table:display-list="unsorted" table:base-cell-address="Feuille1.C10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ectors per track</text:p>
          </table:table-cell>
          <table:table-cell office:value-type="string" calcext:value-type="string">
            <text:p>SPT</text:p>
          </table:table-cell>
          <table:table-cell table:style-name="ce1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Data allocation block shift factor</text:p>
          </table:table-cell>
          <table:table-cell office:value-type="string" calcext:value-type="string">
            <text:p>BSH</text:p>
          </table:table-cell>
          <table:table-cell table:style-name="ce1" table:content-validation-name="val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ta allocation block mask</text:p>
          </table:table-cell>
          <table:table-cell office:value-type="string" calcext:value-type="string">
            <text:p>BLM</text:p>
          </table:table-cell>
          <table:table-cell table:formula="of:=POWER(2;[.C6])-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extent mask</text:p>
          </table:table-cell>
          <table:table-cell office:value-type="string" calcext:value-type="string">
            <text:p>EXM</text:p>
          </table:table-cell>
          <table:table-cell table:formula="of:=IF([.C9]&lt;256;[.C6]-3;[.C6]-4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storage capacity</text:p>
          </table:table-cell>
          <table:table-cell office:value-type="string" calcext:value-type="string">
            <text:p>DSM</text:p>
          </table:table-cell>
          <table:table-cell table:style-name="ce1"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string" calcext:value-type="string">
            <text:p>total number of directory entries</text:p>
          </table:table-cell>
          <table:table-cell office:value-type="string" calcext:value-type="string">
            <text:p>DRM</text:p>
          </table:table-cell>
          <table:table-cell table:style-name="ce1" table:content-validation-name="val2"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reserved directory blocks</text:p>
          </table:table-cell>
          <table:table-cell office:value-type="string" calcext:value-type="string">
            <text:p>AL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of the directory check vector</text:p>
          </table:table-cell>
          <table:table-cell office:value-type="string" calcext:value-type="string">
            <text:p>CKS</text:p>
          </table:table-cell>
          <table:table-cell table:formula="of:=([.C10]+1)/4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eserved tracks</text:p>
          </table:table-cell>
          <table:table-cell office:value-type="string" calcext:value-type="string">
            <text:p>OFF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ata allocation size</text:p>
          </table:table-cell>
          <table:table-cell office:value-type="string" calcext:value-type="string">
            <text:p>BLS</text:p>
          </table:table-cell>
          <table:table-cell table:formula="of:=POWER(2;[.C6]+7)" office:value-type="float" office:value="4096" calcext:value-type="float">
            <text:p>40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tor size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Track size</text:p>
          </table:table-cell>
          <table:table-cell/>
          <table:table-cell table:formula="of:=[.C19]*[.C5]"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Number of tracks </text:p>
          </table:table-cell>
          <table:table-cell/>
          <table:table-cell table:formula="of:=[.C22]/[.C20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Disk size</text:p>
          </table:table-cell>
          <table:table-cell/>
          <table:table-cell table:formula="of:=([.C9]+1)*[.C17]+[.C14]*[.C20]" office:value-type="float" office:value="8388608" calcext:value-type="float">
            <text:p>8388608</text:p>
          </table:table-cell>
          <table:table-cell/>
        </table:table-row>
        <table:table-row table:style-name="ro1">
          <table:table-cell office:value-type="string" calcext:value-type="string">
            <text:p>Disk size Ko</text:p>
          </table:table-cell>
          <table:table-cell/>
          <table:table-cell table:formula="of:=[.C22]/1024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Disk size Mo</text:p>
          </table:table-cell>
          <table:table-cell/>
          <table:table-cell table:formula="of:=[.C23]/1024"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0:25:38.213000000</meta:creation-date>
    <dc:date>2020-05-13T21:05:30.688000000</dc:date>
    <meta:editing-duration>PT19M29S</meta:editing-duration>
    <meta:editing-cycles>5</meta:editing-cycles>
    <meta:generator>LibreOffice/5.3.7.2$Windows_X86_64 LibreOffice_project/6b8ed514a9f8b44d37a1b96673cbbdd077e24059</meta:generator>
    <meta:document-statistic meta:table-count="1" meta:cell-count="43" meta:object-count="0"/>
  </office:meta>
</office:document-meta>
</file>